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4.64pt"/>
    </style:style>
    <style:style style:name="co5" style:family="table-column">
      <style:table-column-properties fo:break-before="auto" style:column-width="71.09pt"/>
    </style:style>
    <style:style style:name="co6" style:family="table-column">
      <style:table-column-properties fo:break-before="auto" style:column-width="399.6pt"/>
    </style:style>
    <style:style style:name="co7" style:family="table-column">
      <style:table-column-properties fo:break-before="auto" style:column-width="33.59pt"/>
    </style:style>
    <style:style style:name="co8" style:family="table-column">
      <style:table-column-properties fo:break-before="auto" style:column-width="44.96pt"/>
    </style:style>
    <style:style style:name="co9" style:family="table-column">
      <style:table-column-properties fo:break-before="auto" style:column-width="46.94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96.94pt"/>
    </style:style>
    <style:style style:name="co12" style:family="table-column">
      <style:table-column-properties fo:break-before="auto" style:column-width="35.6pt"/>
    </style:style>
    <style:style style:name="co13" style:family="table-column">
      <style:table-column-properties fo:break-before="auto" style:column-width="4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/>
      <table:table table:name="scor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po refactoringu</text:p>
          </table:table-cell>
          <table:table-cell office:value-type="string" calcext:value-type="string">
            <text:p>Improvement 1</text:p>
          </table:table-cell>
          <table:table-cell office:value-type="string" calcext:value-type="string">
            <text:p>Improvement 2</text:p>
          </table:table-cell>
          <table:table-cell office:value-type="string" calcext:value-type="string">
            <text:p>Improvement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rentHashMap</text:p>
          </table:table-cell>
          <table:table-cell table:formula="of:=['po-refactoringu'.E2]/['po-refactoringu'.E8]" office:value-type="float" office:value="0.5271907227832" calcext:value-type="float">
            <text:p>0.527191</text:p>
          </table:table-cell>
          <table:table-cell table:formula="of:=[improvment1.E2]/[improvment1.$E$8]" office:value-type="float" office:value="0.612110730283071" calcext:value-type="float">
            <text:p>0.6121107303</text:p>
          </table:table-cell>
          <table:table-cell table:formula="of:=[improvment2.E2]/[improvment2.$E$8]" office:value-type="float" office:value="0.555874647682678" calcext:value-type="float">
            <text:p>0.5558746477</text:p>
          </table:table-cell>
          <table:table-cell table:formula="of:=[improvment3.E2]/[improvment3.$E$8]" office:value-type="float" office:value="0.518036531004083" calcext:value-type="float">
            <text:p>0.5180365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bTreeMap</text:p>
          </table:table-cell>
          <table:table-cell table:formula="of:=['po-refactoringu'.E3]/['po-refactoringu'.$E$8]" office:value-type="float" office:value="4.50102527397727" calcext:value-type="float">
            <text:p>4.501025</text:p>
          </table:table-cell>
          <table:table-cell table:formula="of:=[improvment1.E3]/[improvment1.$E$8]" office:value-type="float" office:value="3.91328449106762" calcext:value-type="float">
            <text:p>3.9132844911</text:p>
          </table:table-cell>
          <table:table-cell table:formula="of:=[improvment2.E3]/[improvment2.$E$8]" office:value-type="float" office:value="4.45278329307656" calcext:value-type="float">
            <text:p>4.4527832931</text:p>
          </table:table-cell>
          <table:table-cell table:formula="of:=[improvment3.E3]/[improvment3.$E$8]" office:value-type="float" office:value="3.2343778855948" calcext:value-type="float">
            <text:p>3.23437788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zedHashMap</text:p>
          </table:table-cell>
          <table:table-cell table:formula="of:=['po-refactoringu'.E4]/['po-refactoringu'.$E$8]" office:value-type="float" office:value="0.61624691115486" calcext:value-type="float">
            <text:p>0.616247</text:p>
          </table:table-cell>
          <table:table-cell table:formula="of:=[improvment1.E4]/[improvment1.$E$8]" office:value-type="float" office:value="0.688815461319311" calcext:value-type="float">
            <text:p>0.6888154613</text:p>
          </table:table-cell>
          <table:table-cell table:formula="of:=[improvment2.E4]/[improvment2.$E$8]" office:value-type="float" office:value="0.637598111986772" calcext:value-type="float">
            <text:p>0.637598112</text:p>
          </table:table-cell>
          <table:table-cell table:formula="of:=[improvment3.E4]/[improvment3.$E$8]" office:value-type="float" office:value="0.57230933180214" calcext:value-type="float">
            <text:p>0.57230933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zedTreeMap</text:p>
          </table:table-cell>
          <table:table-cell table:formula="of:=['po-refactoringu'.E5]/['po-refactoringu'.$E$8]" office:value-type="float" office:value="1.85656236606194" calcext:value-type="float">
            <text:p>1.856562</text:p>
          </table:table-cell>
          <table:table-cell table:formula="of:=[improvment1.E5]/[improvment1.$E$8]" office:value-type="float" office:value="1.69907380839762" calcext:value-type="float">
            <text:p>1.6990738084</text:p>
          </table:table-cell>
          <table:table-cell table:formula="of:=[improvment2.E5]/[improvment2.$E$8]" office:value-type="float" office:value="1.80652724033055" calcext:value-type="float">
            <text:p>1.8065272403</text:p>
          </table:table-cell>
          <table:table-cell table:formula="of:=[improvment3.E5]/[improvment3.$E$8]" office:value-type="float" office:value="1.90965413719378" calcext:value-type="float">
            <text:p>1.9096541372</text:p>
          </table:table-cell>
        </table:table-row>
      </table:table>
      <table:table table:name="po-refactoringu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952465" calcext:value-type="float">
            <text:p>84.952465</text:p>
          </table:table-cell>
          <table:table-cell office:value-type="float" office:value="14.391737" calcext:value-type="float">
            <text:p>14.39173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5.30334" calcext:value-type="float">
            <text:p>725.30334</text:p>
          </table:table-cell>
          <table:table-cell office:value-type="float" office:value="14.347518" calcext:value-type="float">
            <text:p>14.34751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0314" calcext:value-type="float">
            <text:p>99.30314</text:p>
          </table:table-cell>
          <table:table-cell office:value-type="float" office:value="17.355854" calcext:value-type="float">
            <text:p>17.3558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9.169812" calcext:value-type="float">
            <text:p>299.169812</text:p>
          </table:table-cell>
          <table:table-cell office:value-type="float" office:value="35.663158" calcext:value-type="float">
            <text:p>35.663158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1.141805666667" calcext:value-type="float">
            <text:p>161.1418056667</text:p>
          </table:table-cell>
          <table:table-cell table:number-columns-repeated="2"/>
        </table:table-row>
      </table:table>
      <table:table table:name="improvment1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69417" calcext:value-type="float">
            <text:p>97.769417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5.049561" calcext:value-type="float">
            <text:p>625.049561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.021084" calcext:value-type="float">
            <text:p>110.021084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1.384649" calcext:value-type="float">
            <text:p>271.384649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59.72505" calcext:value-type="float">
            <text:p>159.72505</text:p>
          </table:table-cell>
          <table:table-cell table:number-columns-repeated="2"/>
        </table:table-row>
      </table:table>
      <table:table table:name="improvment2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822843" calcext:value-type="float">
            <text:p>90.822843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7.528121" calcext:value-type="float">
            <text:p>727.528121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175417" calcext:value-type="float">
            <text:p>104.175417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5.16356" calcext:value-type="float">
            <text:p>295.16356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3.387273333333" calcext:value-type="float">
            <text:p>163.3872733333</text:p>
          </table:table-cell>
          <table:table-cell table:number-columns-repeated="2"/>
        </table:table-row>
      </table:table>
      <table:table table:name="improvment3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.056949" calcext:value-type="float">
            <text:p>80.056949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9.838158" calcext:value-type="float">
            <text:p>499.838158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444224" calcext:value-type="float">
            <text:p>88.444224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5.116415" calcext:value-type="float">
            <text:p>295.116415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54.539196" calcext:value-type="float">
            <text:p>154.5391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22:55:29.6063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dc:date>2016-09-11T22:58:53.829342000</dc:date>
    <meta:editing-duration>PT20M14S</meta:editing-duration>
    <meta:editing-cycles>24</meta:editing-cycles>
    <meta:document-statistic meta:table-count="5" meta:cell-count="168" meta:object-count="0"/>
  </office:meta>
</office:document-meta>
</file>